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6"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7"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8"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9"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10"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11"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12"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13"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4"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5" style:family="paragraph" style:parent-style-name="Frame_20_contents">
      <style:paragraph-properties fo:text-align="center" style:justify-single-word="false"/>
    </style:style>
    <style:style style:name="P16"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7" style:family="paragraph" style:parent-style-name="Standard">
      <style:paragraph-properties fo:text-align="start" style:justify-single-word="false"/>
      <style:text-properties style:font-name="ARIAL"/>
    </style:style>
    <style:style style:name="P18"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9" style:family="paragraph" style:parent-style-name="Standard">
      <style:text-properties style:font-name="Arial2"/>
    </style:style>
    <style:style style:name="P20" style:family="paragraph" style:parent-style-name="Standard">
      <style:paragraph-properties fo:text-align="center" style:justify-single-word="false"/>
      <style:text-properties officeooo:paragraph-rsid="023801ef"/>
    </style:style>
    <style:style style:name="P21"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23"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4"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5"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6"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7"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8"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9"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30" style:family="paragraph" style:parent-style-name="Standard">
      <loext:graphic-properties draw:fill="solid" draw:fill-color="#ffffff" draw:opacity="100%"/>
      <style:paragraph-properties fo:text-align="justify" style:justify-single-word="false" fo:background-color="#ffffff" style:vertical-align="baseline"/>
      <style:text-properties style:font-name="Century Gothic" fo:font-size="4pt" officeooo:paragraph-rsid="023801ef" style:font-size-asian="4pt" style:font-name-complex="Tahoma2" style:font-size-complex="4pt"/>
    </style:style>
    <style:style style:name="P31"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32" style:family="paragraph" style:parent-style-name="Standard">
      <style:paragraph-properties fo:text-align="justify" style:justify-single-word="false"/>
      <style:text-properties officeooo:paragraph-rsid="023801ef"/>
    </style:style>
    <style:style style:name="P33"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34" style:family="paragraph" style:parent-style-name="Standard">
      <loext:graphic-properties draw:fill="solid" draw:fill-color="#ffffff" draw:opacity="100%"/>
      <style:paragraph-properties fo:text-align="justify" style:justify-single-word="false" fo:background-color="#ffffff" style:vertical-align="baseline"/>
      <style:text-properties fo:color="#000000" style:font-name="Century Gothic" fo:font-size="9pt" officeooo:paragraph-rsid="023801ef" style:font-size-asian="9pt" style:font-name-complex="Calibri" style:font-size-complex="10pt"/>
    </style:style>
    <style:style style:name="P35"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6"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7"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8"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9"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40"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41"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42"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43"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44"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45"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6"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7" style:family="paragraph" style:parent-style-name="Table_20_Contents">
      <style:paragraph-properties fo:text-align="start" style:justify-single-word="false"/>
      <style:text-properties style:font-name="Arial2" fo:font-size="9pt" style:font-size-asian="9pt" style:font-size-complex="9pt"/>
    </style:style>
    <style:style style:name="P48" style:family="paragraph" style:parent-style-name="Table_20_Contents">
      <style:paragraph-properties fo:text-align="start" style:justify-single-word="false"/>
      <style:text-properties style:font-name="Arial2"/>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f4a5e"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Paragrafo_20_elenco" style:list-style-name="WW8Num15">
      <loext:graphic-properties draw:fill="solid" draw:fill-color="#ffffff" draw:opacity="100%"/>
      <style:paragraph-properties fo:margin-top="0cm" fo:margin-bottom="0cm" loext:contextual-spacing="true" fo:line-height="100%" fo:text-align="justify" style:justify-single-word="false" fo:background-color="#ffffff" style:vertical-align="baseline"/>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7" style:family="paragraph" style:parent-style-name="Paragrafo_20_elenco" style:list-style-name="WW8Num11">
      <loext:graphic-properties draw:fill="solid" draw:fill-color="#ffffff" draw:opacity="100%"/>
      <style:paragraph-properties fo:margin-top="0cm" fo:margin-bottom="0cm" loext:contextual-spacing="true" fo:line-height="100%" fo:text-align="justify" style:justify-single-word="false" fo:background-color="#ffffff" style:vertical-align="baseline"/>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8"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9"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40" style:family="paragraph" style:parent-style-name="Standard" style:list-style-name="WW8Num8">
      <style:paragraph-properties fo:text-align="justify" style:justify-single-word="false"/>
      <style:text-properties officeooo:paragraph-rsid="023801ef"/>
    </style:style>
    <style:style style:name="P141"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2"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3"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4"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draw:fill="none" draw:fill-color="#ffffff"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7"><text:placeholder text:placeholder-type="text">&lt;o.partner_id.name&gt;</text:placeholder></text:p>
            <text:p text:style-name="P47"><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text:s/><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6">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text:s/></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8"><text:placeholder text:placeholder-type="text">&lt;o.destination_partner_id.name&gt;</text:placeholder></text:p>
            <text:p text:style-name="P48"><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8"><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11"><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text:s/><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text:s/>/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9"><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text:s/></text:p>
          </table:table-cell>
          <table:table-cell table:style-name="Tabella1.G7" table:number-rows-spanned="2" office:value-type="string">
            <text:p text:style-name="P96"><text:span text:style-name="T14"><text:placeholder text:placeholder-type="text">&lt;o.pricelist_id.currency_id.symbol or ''&gt;</text:placeholder></text:span><text:s/><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text:s/><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 if l.product_id.colour else ''&gt;</text:placeholder><text:span text:style-name="T2"><text:placeholder text:placeholder-type="text">&lt;('\n%s' % l.text_note_post) if l.text_note_post else ''&gt;</text:placeholder></text:span><text:span text:style-name="T3"><text:placeholder text:placeholder-type="text">&lt;"\n%s" % l.product_id.fsc_certified_id.text if l.product_id.fsc_certified_id and company.fsc_certified and company.fsc_from_date&lt;= o.date_order else ''&gt;</text:placeholder></text:span><text:span text:style-name="T3"><text:placeholder text:placeholder-type="text">&lt;"\n%s" % l.product_id.pefc_certified_id.text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7"/>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text:s/></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text:s/></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text:s/><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9"/>
          </table:table-cell>
          <table:covered-table-cell/>
          <table:table-cell table:style-name="Tabella2.G2" office:value-type="string">
            <text:p text:style-name="P131"><text:placeholder text:placeholder-type="text">&lt;o.pricelist_id.currency_id.symbol or ''&gt;</text:placeholder><text:span text:style-name="T11"><text:s/></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60">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text:s/><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58"><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2"><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1">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4"><text:placeholder text:placeholder-type="text">&lt;if test="not o.partner_id.privacy_policy_signed"&gt;</text:placeholder></text:p>
      <text:p text:style-name="P81"/>
      <text:p text:style-name="P144"><text:placeholder text:placeholder-type="text">&lt;if test="o.partner_id.lang=='it_IT'"&gt;</text:placeholder></text:p>
      <text:p text:style-name="P31">INFORMATIVA SULLA PRIVACY</text:p>
      <text:p text:style-name="P20"><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21"/>
      <text:p text:style-name="P22">Gentile Cliente, </text:p>
      <text:p text:style-name="P22">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22"/>
      <text:p text:style-name="P25">FINALITA’ DI TRATTAMENTO</text:p>
      <text:p text:style-name="P26"/>
      <text:p text:style-name="P22">I suoi dati saranno raccolti e trattati per le seguenti finalità:</text:p>
      <text:list xml:id="list1586519312" text:style-name="WW8Num5">
        <text:list-item>
          <text:p text:style-name="P138">adempimento degli obblighi fiscali o contabili;</text:p>
        </text:list-item>
        <text:list-item>
          <text:p text:style-name="P138">espletamento degli obblighi contrattuali e delle esigenze di tipo operativo e gestionale, strettamente correlate agli obblighi contrattuali;</text:p>
        </text:list-item>
        <text:list-item>
          <text:p text:style-name="P138">gestione dei rapporti commerciali nella misura necessaria per espletare al meglio il servizio richiesto;</text:p>
        </text:list-item>
        <text:list-item>
          <text:p text:style-name="P138">di marketing, attraverso l’iscrizione al servizio di newsletter ed il conseguente invio di mail su attività e/o iniziative promozionali.</text:p>
        </text:list-item>
      </text:list>
      <text:p text:style-name="P25"/>
      <text:p text:style-name="P25">CONFERIMENTO DI DATI</text:p>
      <text:p text:style-name="P28"/>
      <text:p text:style-name="P32"><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32"><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22"/>
      <text:p text:style-name="P25">MODALITA’ DI TRATTAMENTO E COMUNICAZIONE DEI DATI</text:p>
      <text:p text:style-name="P33"/>
      <text:p text:style-name="P22">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22">I vostri dati verranno archiviati in database del Titolare o in data base di fornitori di fiducia che agiscono in qualità di responsabili del trattamento.</text:p>
      <text:p text:style-name="P32"><text:span text:style-name="T22">Tali dati non saranno soggetti a diffusione e</text:span><text:span text:style-name="T23"> verranno trattati nei limiti e nei tempi necessari per l’espletamento degli obblighi di legge e per le finalità sopra indicate.</text:span></text:p>
      <text:p text:style-name="P32"><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9"/>
      <text:p text:style-name="P22">I suoi dati potranno essere comunicati alle seguenti categorie di soggetti, in qualità di responsabili del trattamento esterno e/o titolari autonomi del trattamento:</text:p>
      <text:list xml:id="list2585435403" text:style-name="WW8Num8">
        <text:list-item>
          <text:p text:style-name="P140"><text:soft-page-break/><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9">consulenti esterni per tenuta contabilità ed adempimenti fiscali;</text:p>
        </text:list-item>
        <text:list-item>
          <text:p text:style-name="P139">esercenti la professione di avvocato per assistenza legale in ambito contrattuale e gestione del contenzioso;</text:p>
        </text:list-item>
        <text:list-item>
          <text:p text:style-name="P139">enti/società/liberi professionisti e collaboratori che partecipano allo svolgimento dell’attività del Titolare nei vari settori, per esigenze strettamente connesse alle finalità sopraindicate;</text:p>
        </text:list-item>
        <text:list-item>
          <text:p text:style-name="P139">istituti di credito.</text:p>
        </text:list-item>
      </text:list>
      <text:p text:style-name="P22"/>
      <text:p text:style-name="P25">ESERCIZIO DEI DIRITTI E TITOLARE DEL TRATTAMENTO DATI</text:p>
      <text:p text:style-name="P27"/>
      <text:p text:style-name="P34">In adempimento alla normativa vigente, in qualunque momento potete richiedere:</text:p>
      <text:list xml:id="list474721975" text:style-name="WW8Num15">
        <text:list-item>
          <text:p text:style-name="P136">La conferma dell'esistenza o meno dei vostri dati personali;</text:p>
        </text:list-item>
        <text:list-item>
          <text:p text:style-name="P136">Conoscere il contenuto e l'origine, le finalità e le modalità di trattamento;</text:p>
        </text:list-item>
        <text:list-item>
          <text:p text:style-name="P136">La logica applicata in caso di trattamento effettuato con l’ausilio di strumenti elettronici;</text:p>
        </text:list-item>
        <text:list-item>
          <text:p text:style-name="P136">Gli estremi identificativi del titolare, dei responsabili e dei soggetti o delle categorie di soggetti ai quali i vostri dati personali possono essere comunicati.</text:p>
        </text:list-item>
      </text:list>
      <text:p text:style-name="P34">Inoltre, è vostro diritto ottenere:</text:p>
      <text:list xml:id="list1222959152" text:style-name="WW8Num11">
        <text:list-item>
          <text:p text:style-name="P137">L’accesso, la copia, la rettificazione, l'integrazione, la portabilità dei dati;</text:p>
        </text:list-item>
        <text:list-item>
          <text:p text:style-name="P137">La cancellazione (diritto all’oblio), la trasformazione in forma anonima o il blocco dei vostri dati trattati in violazione di legge;</text:p>
        </text:list-item>
        <text:list-item>
          <text:p text:style-name="P137">L’opposizione in ogni caso, per motivi legittimi, al trattamento dei dati pertinente allo scopo della raccolta.</text:p>
        </text:list-item>
      </text:list>
      <text:p text:style-name="P22">Ai sensi del Regolamento, avrete anche il diritto di proporre reclamo ad un’autorità di controllo.</text:p>
      <text:p text:style-name="P22">Per l’esercizio dei suoi diritti potrà rivolgere le sue richieste al titolare del trattamento:</text:p>
      <text:p text:style-name="P22"/>
      <text:p text:style-name="P7"><text:placeholder text:placeholder-type="text">&lt;company.name&gt;</text:placeholder></text:p>
      <text:p text:style-name="P6"><text:span text:style-name="T21"><text:placeholder text:placeholder-type="text">&lt;company.street&gt;</text:placeholder></text:span><text:span text:style-name="T21"><text:s/>- </text:span><text:span text:style-name="T21"><text:placeholder text:placeholder-type="text">&lt;company.zip&gt;</text:placeholder></text:span><text:span text:style-name="T21"><text:s/></text:span><text:span text:style-name="T21"><text:placeholder text:placeholder-type="text">&lt;company.city&gt;</text:placeholder></text:span><text:span text:style-name="T21"><text:s/>(</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text:s/><text:line-break/>T. </text:span><text:span text:style-name="T21"><text:placeholder text:placeholder-type="text">&lt;company.phone&gt;</text:placeholder></text:span><text:span text:style-name="T21"><text:s/>F. </text:span><text:span text:style-name="T21"><text:placeholder text:placeholder-type="text">&lt;company.fax&gt;</text:placeholder></text:span><text:span text:style-name="T21"><text:s/>- </text:span><text:span text:style-name="T21"><text:placeholder text:placeholder-type="text">&lt;company.email&gt;</text:placeholder></text:span></text:p>
      <text:p text:style-name="P23"/>
      <text:p text:style-name="P23">____________________________________________________________________________________</text:p>
      <text:p text:style-name="P30"/>
      <text:p text:style-name="P29"/>
      <text:p text:style-name="P24">L’interessato dichiara di avere ricevuto e letto l’informativa sul trattamento dei dati personali ai sensi della normativa vigente. </text:p>
      <text:p text:style-name="P132">Firma per presa visione dell’informativa ___________________________________</text:p>
      <text:p text:style-name="P24"/>
      <text:p text:style-name="P24"/>
      <text:p text:style-name="P32"><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4"/>
      <text:p text:style-name="P32"><text:span text:style-name="T20">SI </text:span><text:bookmark text:name="Unknown"/><text:span text:style-name="T20"><text:tab/>NO </text:span><text:bookmark text:name="Unknown1"/></text:p>
      <text:p text:style-name="P24"/>
      <text:p text:style-name="P24"/>
      <text:p text:style-name="P78">Luogo data _____________________<text:tab/><text:tab/><text:tab/><text:tab/><text:tab/> <text:s text:c="2"/>Firma ___________________________________</text:p>
      <text:p text:style-name="P63"><text:placeholder text:placeholder-type="text">&lt;/if&gt;</text:placeholder></text:p>
      <text:p text:style-name="P77"><text:placeholder text:placeholder-type="text">&lt;if test="o.partner_id.lang=='en_US'"&gt;</text:placeholder></text:p>
      <text:p text:style-name="P76"/>
      <text:p text:style-name="P37"><text:soft-page-break/>PRIVACY REPORT</text:p>
      <text:p text:style-name="P35">pursuant to Article 13 of the REGULATION (EU) 2016/679 OF THE EUROPEAN PARLIAMENT AND OF THE COUNCIL of 27 April 2016 on the protection of natural persons with regard to the processing of personal data and on the free movement of such data</text:p>
      <text:p text:style-name="P36"/>
      <text:p text:style-name="P38">Dear Customers/Suppliers,</text:p>
      <text:p text:style-name="P38">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8"/>
      <text:p text:style-name="P36">PROCESSING PURPOSES</text:p>
      <text:p text:style-name="P44"><text:tab/></text:p>
      <text:p text:style-name="P40">Your data will be collected and processed for the following purposes:</text:p>
      <text:list xml:id="list597487541" text:style-name="WW8Num3">
        <text:list-item>
          <text:p text:style-name="P141">Taxation and accounting obligations;</text:p>
        </text:list-item>
        <text:list-item>
          <text:p text:style-name="P141">Operational and administrative requirements;</text:p>
        </text:list-item>
        <text:list-item>
          <text:p text:style-name="P142">Management of business relations related to the required service;</text:p>
        </text:list-item>
      </text:list>
      <text:p text:style-name="P36"/>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8"/>
      <text:p text:style-name="P41">DATA PROCESSING AND COMMUNICATION</text:p>
      <text:p text:style-name="P45"/>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43">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8">Your data might be communicated to the following, in charge as External Consultant:</text:p>
      <text:list xml:id="list2941997105" text:style-name="WW8Num2">
        <text:list-item>
          <text:p text:style-name="P143">accountants for bookkeeping and taxation obligations;</text:p>
        </text:list-item>
        <text:list-item>
          <text:p text:style-name="P143">attorneys for legal assistance for contractual purposes and management of litigation;</text:p>
        </text:list-item>
        <text:list-item>
          <text:p text:style-name="P143">entities/companies cooperating with our company in various sectors, for reasons strictly connected to the purposes set forth in point 1;</text:p>
        </text:list-item>
        <text:list-item>
          <text:p text:style-name="P143">banks and credit institutions.</text:p>
        </text:list-item>
      </text:list>
      <text:p text:style-name="P38"/>
      <text:p text:style-name="P41">EXERCISING RIGHTS and DATA CONTROLLER</text:p>
      <text:p text:style-name="P36"><text:soft-page-break/></text:p>
      <text:p text:style-name="P38">At any time you will be able to exercise your rights as set out in the regulation UE 2016/679 EU Parliament and April 27 2016 Council, referred to in articles 15 to 21.</text:p>
      <text:p text:style-name="P36"/>
      <text:p text:style-name="P43">You will also have the right to lodge a complaint with a supervisory authority.</text:p>
      <text:p text:style-name="P38"/>
      <text:p text:style-name="P40">You may contact the processing controller and persons in charge in order to exercise your rights.</text:p>
      <text:p text:style-name="P38"/>
      <text:p text:style-name="P42">The data controller is:</text:p>
      <text:p text:style-name="P8"><text:placeholder text:placeholder-type="text">&lt;company.name&gt;</text:placeholder></text:p>
      <text:p text:style-name="P5"><text:span text:style-name="T25"><text:placeholder text:placeholder-type="text">&lt;company.street&gt;</text:placeholder></text:span><text:span text:style-name="T25"><text:s/>- </text:span><text:span text:style-name="T25"><text:placeholder text:placeholder-type="text">&lt;company.zip&gt;</text:placeholder></text:span><text:span text:style-name="T25"><text:s/></text:span><text:span text:style-name="T25"><text:placeholder text:placeholder-type="text">&lt;company.city&gt;</text:placeholder></text:span><text:span text:style-name="T25"><text:s/>(</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text:s/><text:line-break/>T. </text:span><text:span text:style-name="T25"><text:placeholder text:placeholder-type="text">&lt;company.phone&gt;</text:placeholder></text:span><text:span text:style-name="T25"><text:s/>F. </text:span><text:span text:style-name="T25"><text:placeholder text:placeholder-type="text">&lt;company.fax&gt;</text:placeholder></text:span><text:span text:style-name="T25"><text:s/>- </text:span><text:span text:style-name="T25"><text:placeholder text:placeholder-type="text">&lt;company.email&gt;</text:placeholder></text:span></text:p>
      <text:p text:style-name="P39">___________________________________________________________________________________</text:p>
      <text:p text:style-name="P38"/>
      <text:p text:style-name="P134">By signing below, I acknowledge that I read the privacy notice above and consent to the collection, use and disclosure of my personal information as described in it.</text:p>
      <text:p text:style-name="P38"/>
      <text:p text:style-name="P38"/>
      <text:p text:style-name="P79">Place and date _____________________<text:tab/>Signature ______________________________</text:p>
      <text:p text:style-name="P65"><text:placeholder text:placeholder-type="text">&lt;/if&gt;</text:placeholder></text:p>
      <text:p text:style-name="P65"><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draw:fill="none" draw:fill-color="#ffffff" fo:padding="0cm" fo:border="none" style:shadow="none" draw:shadow-opacity="100%" loext:rel-width-rel="paragraph">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text:s text:c="4"/><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text:s/>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text:s/></text:span><text:span text:style-name="MT4"><text:placeholder text:placeholder-type="text">&lt;company.city&gt;</text:placeholder></text:span><text:span text:style-name="MT4"><text:s/>(</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text:s/><text:line-break/>T. </text:span><text:span text:style-name="MT4"><text:placeholder text:placeholder-type="text">&lt;company.phone&gt;</text:placeholder></text:span><text:span text:style-name="MT4"><text:s/>F. </text:span><text:span text:style-name="MT4"><text:placeholder text:placeholder-type="text">&lt;company.fax&gt;</text:placeholder></text:span><text:span text:style-name="MT4"><text:s/>-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text:s/>- R.E.A. n. </text:span><text:span text:style-name="MT4"><text:placeholder text:placeholder-type="text">&lt;company.header_rea&gt;</text:placeholder></text:span><text:span text:style-name="MT4"><text:s/>- </text:span><text:span text:style-name="MT5">Cod. Mecc. </text:span><text:span text:style-name="MT4"><text:placeholder text:placeholder-type="text">&lt;company.header_mecc&gt;</text:placeholder></text:span><text:span text:style-name="MT4"><text:s/>-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19-03-29T17:36:20.502000000</dc:date>
    <meta:editing-duration>P7DT2H37M22S</meta:editing-duration>
    <meta:editing-cycles>1090</meta:editing-cycles>
    <meta:generator>LibreOffice/6.0.4.2$Windows_X86_64 LibreOffice_project/9b0d9b32d5dcda91d2f1a96dc04c645c450872bf</meta:generator>
    <meta:document-statistic meta:table-count="8" meta:image-count="0" meta:object-count="0" meta:page-count="9" meta:paragraph-count="181" meta:word-count="1784" meta:character-count="15080" meta:non-whitespace-character-count="13476"/>
    <meta:user-defined meta:name="Info 1"/>
    <meta:user-defined meta:name="Info 2"/>
    <meta:user-defined meta:name="Info 3"/>
    <meta:user-defined meta:name="Info 4"/>
  </office:meta>
</office:document-meta>
</file>